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0.7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T1" style:family="text">
      <style:text-properties fo:color="#000000" loext:opacity="100%" style:text-outline="false" style:text-line-through-style="none" style:text-line-through-type="none" style:font-name="Liberation Sans" fo:font-size="11pt" fo:font-style="normal" fo:text-shadow="none" style:text-underline-style="none" fo:font-weight="bold" style:font-name-asian="Liberation Sans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T2" style:family="text">
      <style:text-properties fo:color="#000000" loext:opacity="100%" style:text-outline="false" style:text-line-through-style="none" style:text-line-through-type="none" style:font-name="Liberation Sans" fo:font-size="11pt" fo:font-style="normal" fo:text-shadow="none" style:text-underline-style="none" fo:font-weight="bold" style:font-name-asian="Liberation Sans" style:font-size-asian="11pt" style:font-style-asian="normal" style:font-weight-asian="bold" style:font-name-complex="Liberation Sans" style:font-size-complex="11pt" style:font-style-complex="normal" style:font-weight-complex="bold"/>
    </style:style>
    <style:style style:name="T3" style:family="text">
      <style:text-properties fo:color="#000000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Week_1" table:style-name="ta1">
        <table:table-column table:style-name="co1" table:number-columns-repeated="3" table:default-cell-style-name="ce5"/>
        <table:table-column table:style-name="co2" table:number-columns-repeated="1021" table:default-cell-style-name="ce5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e able to add class on the fly and final project should still work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for inheritance and polymorphism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o .h in a header file, that is the C++ library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.h is a header from 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inker: actual memory addresses of variables and function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very block must be commented according to best practices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not every line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eek_2" table:style-name="ta1">
        <table:table-column table:style-name="co1" table:number-columns-repeated="4" table:default-cell-style-name="ce5"/>
        <table:table-column table:style-name="co2" table:number-columns-repeated="1020" table:default-cell-style-name="ce5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S Studio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solution can multiple project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must be a Main in each projec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reprocessor deals with header files (NOT compiler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td:: (for the compiler)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 calcext:value-type="string">
            <text:p>cout and cin are <text:span text:style-name="T3">objects</text:span>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>
            <text:p>Should almost never use endl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 calcext:value-type="string">
            <text:p>do not use <text:span text:style-name="T3">using namespace std;</text:span>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“polluting the namespace”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here exists the possibility that if you duplicate the name of another identifi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6" office:value-type="string" calcext:value-type="string">
            <text:p>using std::cout;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Same for cin, end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hould have curly braces after every if/else/else if stateme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Java: everything is a method (actionable block of code)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Instance variables (each object of a class)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C++: do <text:span text:style-name="T3">not</text:span> use the word method, use function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 calcext:value-type="string">
            <text:p>Function returns values, Procedures do <text:span text:style-name="T3">not</text:span>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Method is a Function or Procedure that is in a <text:span text:style-name="T3">Class</text:span> (OOP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Function in a class: Member Functio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rivate data members (not instance variables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Names of functions and variables should <text:span text:style-name="T3">never</text:span> start with capital letter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constants ALL CAP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Do <text:span text:style-name="T3">not</text:span> return 0 from int main()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 calcext:value-type="string">
            <text:p>just remove it, it is put in <text:span text:style-name="T3">automatically </text:span>by compil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an declare main as “void” but some compilers may have error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mplicitly private (leave off an access specifier) in C++ (Java is protected, differe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aving a local variable as a private data member could be problematic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With the same name, this is a “shadow” issue where the local variable overshadows the private memb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ame of constructor in C++ as the class (including case)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need curly braces for list member initialization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 function should either be a getter or a setter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getter lets you look at the content of private data member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etter lets you change the content of private data member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>
            <text:p>Never use global variable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// need to follow three tiered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header file for class, cpp file for class, and then m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Like 2_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don’t want give implementation detail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upload a zip fil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mpress as wel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lso for async as well</text:p>
          </table:table-cell>
          <table:table-cell table:number-columns-repeated="1022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eek_3" table:style-name="ta2">
        <table:table-column table:style-name="co2" table:number-columns-repeated="1024" table:default-cell-style-name="ce5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o need to flush the buffer with endl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cout does not end lin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bad practice/incorrec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just use new line \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in also flushes buff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Windows will always flush the buffer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Linux will not unless you do it explicitl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put should always be on same line as promp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hould also give a welcome message as well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banner/ascii ar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abel all output to consol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Use words/phrases that people who don't program us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clude guard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to protect against the same file is not included in a header more than once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ifnde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an also use pragma on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tic const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const: value will never be able to change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 calcext:value-type="string">
            <text:p>java uses <text:span text:style-name="T3">final</text:span>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tatic: variable cannot be accessed outside of this file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not a global variabl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ever a justifiable reason to use a global variabl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% is not a true modulus (except in python)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it is the remainder operato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mplicit casting is analogous to demoti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irect intialization: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int num(99.9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must use this or list member for polymorphisim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t num{99};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 calcext:value-type="string">
            <text:p>int num{99.9}; will <text:span text:style-name="T3">not</text:span> work, does a check on type/prevents implicit ca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fe type intialization</text:p>
          </table:table-cell>
          <table:table-cell table:number-columns-repeated="1020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eek_4" table:style-name="ta2">
        <table:table-column table:style-name="co2" table:number-columns-repeated="1024" table:default-cell-style-name="ce5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nancial numbers, always two decimal plac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ollar signs as wel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using std::setprecision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fixe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cientific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defaultfloa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howpoin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noshowpoin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etw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lef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righ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width of column is not sticky, needs to be invoked each tim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left and right justification is sticky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left align most sginificant digi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right least significan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ignificant digits, default is 6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both on left AND right side of decim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float is 6, double is 12 (digits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t precision is stick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out &lt;&lt; fixed &lt;&lt; setprecision(2)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perfect for financial data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will give two zeros if need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whole number stored, but just display two spots after decim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defaultfloat is antidote for fixe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howpoint with setprecision shows specific number of trailing zero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t precision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umber of significant digits without anything else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ig digs with padding at right (show point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ertain number of spots after decimal (with fixed)</text:p>
          </table:table-cell>
          <table:table-cell table:number-columns-repeated="1019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eek_5" table:style-name="ta3">
        <table:table-column table:style-name="co2" table:number-columns-repeated="1024" table:default-cell-style-name="ce5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bjects that occupy large continguous amounts of memory, pass by reference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This avoids the need to make a copy of i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To safeguard, add <text:span text:style-name="T3">const</text:span> to setter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this makes variable read-only to protect from unwanted chang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st string&amp; accountName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parameter variabl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On getter, add <text:span text:style-name="T3">const</text:span> as well before return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 calcext:value-type="string">
            <text:p>string getName() <text:span text:style-name="T3">const</text:span> {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turn name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}</text:p>
          </table:table-cell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eek_6" table:style-name="ta4">
        <table:table-column table:style-name="co3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Explicit: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on’t allow doubles to become in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or one arg constructor, do not misinterpret inputs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size_t always refers to some integer type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when you seed the rand() function, you will get a different set of number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ame seed = same set of number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eed to change seed each time to get fresh random number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rand(time(0))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ime function provides a non-constant se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ill pseudo-random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auto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ize_t specific to integral valu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uto could be any variable typ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auto_t to AVOID the int typ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use size for: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bjec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rimitive type that could potentially chang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for vectors, use .at(x) instead of [x]</text:p>
          </table:table-cell>
          <table:table-cell table:number-columns-repeated="3"/>
        </table:table-row>
      </table:table>
      <table:table table:name="Sheet7" table:style-name="ta4">
        <table:table-column table:style-name="co3" table:number-columns-repeated="5" table:default-cell-style-name="Default"/>
        <table:table-row table:style-name="ro4" table:number-rows-repeated="2">
          <table:table-cell table:number-columns-repeated="5"/>
        </table:table-row>
        <table:table-row table:style-name="ro4">
          <table:table-cell/>
          <table:table-cell office:value-type="string" calcext:value-type="string">
            <text:p>Final Project</text:p>
          </table:table-cell>
          <table:table-cell table:number-columns-repeated="3"/>
        </table:table-row>
        <table:table-row table:style-name="ro4">
          <table:table-cell table:number-columns-repeated="2"/>
          <table:table-cell office:value-type="string" calcext:value-type="string">
            <text:p>3 weeks</text:p>
          </table:table-cell>
          <table:table-cell table:number-columns-repeated="2"/>
        </table:table-row>
        <table:table-row table:style-name="ro4">
          <table:table-cell table:number-columns-repeated="2"/>
          <table:table-cell office:value-type="string" calcext:value-type="string">
            <text:p>Inheritence hierarchy, that shows great usage of polymorphism</text:p>
          </table:table-cell>
          <table:table-cell table:number-columns-repeated="2"/>
        </table:table-row>
        <table:table-row table:style-name="ro4">
          <table:table-cell table:number-columns-repeated="5"/>
        </table:table-row>
        <table:table-row table:style-name="ro4">
          <table:table-cell table:number-columns-repeated="2"/>
          <table:table-cell office:value-type="string" calcext:value-type="string">
            <text:p>Professor write a derived class that can be thrown into your hierarchy and work with polymorphism. We will not know what the class is, no code changes</text:p>
          </table:table-cell>
          <table:table-cell table:number-columns-repeated="2"/>
        </table:table-row>
        <table:table-row table:style-name="ro4">
          <table:table-cell table:number-columns-repeated="3"/>
          <table:table-cell office:value-type="string" calcext:value-type="string">
            <text:p>base class spaceObject</text:p>
          </table:table-cell>
          <table:table-cell/>
        </table:table-row>
        <table:table-row table:style-name="ro4">
          <table:table-cell table:number-columns-repeated="3"/>
          <table:table-cell office:value-type="string" calcext:value-type="string">
            <text:p>vector that iterates through all of the objects in your hierarchy, new object will get called</text:p>
          </table:table-cell>
          <table:table-cell/>
        </table:table-row>
        <table:table-row table:style-name="ro4">
          <table:table-cell table:number-columns-repeated="4"/>
          <table:table-cell office:value-type="string" calcext:value-type="string">
            <text:p>the vector be comprised of base class class pointers</text:p>
          </table:table-cell>
        </table:table-row>
        <table:table-row table:style-name="ro4">
          <table:table-cell table:number-columns-repeated="4"/>
          <table:table-cell office:value-type="string" calcext:value-type="string">
            <text:p>is of relationship</text:p>
          </table:table-cell>
        </table:table-row>
        <table:table-row table:style-name="ro4">
          <table:table-cell table:number-columns-repeated="4"/>
          <table:table-cell office:value-type="string" calcext:value-type="string">
            <text:p>dynamic runtime decision (polymorphism)</text:p>
          </table:table-cell>
        </table:table-row>
        <table:table-row table:style-name="ro4">
          <table:table-cell table:number-columns-repeated="5"/>
        </table:table-row>
        <table:table-row table:style-name="ro4">
          <table:table-cell table:number-columns-repeated="2"/>
          <table:table-cell office:value-type="string" calcext:value-type="string">
            <text:p>Either a game or real world business use application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5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9">00/00/0000</text:date>, <text:time style:data-style-name="N2" text:time-value="17:33:05.1021053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1.2$Linux_X86_64 LibreOffice_project/10$Build-2</meta:generator>
    <meta:creation-date>2021-01-19T17:29:09Z</meta:creation-date>
    <dc:date>2021-03-09T19:13:03.230863224</dc:date>
    <meta:editing-cycles>21</meta:editing-cycles>
    <meta:editing-duration>PT3H36M51S</meta:editing-duration>
    <meta:document-statistic meta:table-count="7" meta:cell-count="146" meta:object-count="0"/>
  </office:meta>
</office:document-meta>
</file>